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680" officeooo:paragraph-rsid="00180680"/>
    </style:style>
    <style:style style:name="P2" style:family="paragraph" style:parent-style-name="Standard">
      <style:text-properties fo:color="#ff3333" officeooo:rsid="00180680" officeooo:paragraph-rsid="00180680"/>
    </style:style>
    <style:style style:name="P3" style:family="paragraph" style:parent-style-name="Standard">
      <style:text-properties fo:color="#ff3333" officeooo:rsid="0019bf76" officeooo:paragraph-rsid="0019bf76"/>
    </style:style>
    <style:style style:name="P4" style:family="paragraph" style:parent-style-name="Standard">
      <style:text-properties fo:color="#ff3333" officeooo:rsid="001ba030" officeooo:paragraph-rsid="001ba030"/>
    </style:style>
    <style:style style:name="P5" style:family="paragraph" style:parent-style-name="Standard">
      <style:text-properties officeooo:rsid="0019bf76" officeooo:paragraph-rsid="0019bf76"/>
    </style:style>
    <style:style style:name="P6" style:family="paragraph" style:parent-style-name="Standard">
      <style:text-properties officeooo:rsid="001ba030" officeooo:paragraph-rsid="001ba030"/>
    </style:style>
    <style:style style:name="P7" style:family="paragraph" style:parent-style-name="Standard">
      <style:text-properties fo:color="#000000" officeooo:rsid="001ba030" officeooo:paragraph-rsid="001ba030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ve (niit)&gt; create external table customerext( custno string, firstname string, lastname string, age int, profession string)</text:p>
      <text:p text:style-name="P2"><text:s text:c="11"/>&gt; row format delimited</text:p>
      <text:p text:style-name="P2"><text:s text:c="11"/>&gt; fields terminated by ','</text:p>
      <text:p text:style-name="P2"><text:s text:c="11"/>&gt; stored as textfile</text:p>
      <text:p text:style-name="P2"><text:s text:c="11"/>&gt; location '/user/hive/warehouse/niit.db/customer';</text:p>
      <text:p text:style-name="P1">OK</text:p>
      <text:p text:style-name="P1">Time taken: 0.03 seconds</text:p>
      <text:p text:style-name="P1"/>
      <text:p text:style-name="P2">hive (niit)&gt; describe formatted customerext;</text:p>
      <text:p text:style-name="P1">OK</text:p>
      <text:p text:style-name="P1">col_name<text:tab/>data_type<text:tab/>comment</text:p>
      <text:p text:style-name="P1"># col_name <text:s text:c="11"/><text:tab/>data_type <text:s text:c="10"/><text:tab/>comment <text:s text:c="12"/></text:p>
      <text:p text:style-name="P1"><text:tab/> <text:tab/> </text:p>
      <text:p text:style-name="P1">custno <text:s text:c="13"/><text:tab/>string <text:s text:c="13"/><text:tab/> <text:s text:c="19"/></text:p>
      <text:p text:style-name="P1">firstname <text:s text:c="10"/><text:tab/>string <text:s text:c="13"/><text:tab/> <text:s text:c="19"/></text:p>
      <text:p text:style-name="P1">lastname <text:s text:c="11"/><text:tab/>string <text:s text:c="13"/><text:tab/> <text:s text:c="19"/></text:p>
      <text:p text:style-name="P1">age <text:s text:c="16"/><text:tab/>int <text:s text:c="16"/><text:tab/> <text:s text:c="19"/></text:p>
      <text:p text:style-name="P1">profession <text:s text:c="9"/><text:tab/>string <text:s text:c="13"/><text:tab/> <text:s text:c="19"/></text:p>
      <text:p text:style-name="P1"><text:tab/> <text:tab/> </text:p>
      <text:p text:style-name="P1"># Detailed Table Information<text:tab/> <text:tab/> </text:p>
      <text:p text:style-name="P1">Database: <text:s text:c="10"/><text:tab/>niit <text:s text:c="15"/><text:tab/> </text:p>
      <text:p text:style-name="P1">Owner: <text:s text:c="13"/><text:tab/>hduser <text:s text:c="13"/><text:tab/> </text:p>
      <text:p text:style-name="P1">CreateTime: <text:s text:c="8"/><text:tab/>Sat Dec 23 13:39:50 IST 2017<text:tab/> </text:p>
      <text:p text:style-name="P1">LastAccessTime: <text:s text:c="4"/><text:tab/>UNKNOWN <text:s text:c="12"/><text:tab/> </text:p>
      <text:p text:style-name="P1">Protect Mode: <text:s text:c="6"/><text:tab/>None <text:s text:c="15"/><text:tab/> </text:p>
      <text:p text:style-name="P1">Retention: <text:s text:c="9"/><text:tab/>0 <text:s text:c="18"/><text:tab/> </text:p>
      <text:p text:style-name="P2">Location: <text:s text:c="10"/><text:tab/>hdfs://localhost:54310/user/hive/warehouse/niit.db/customer<text:tab/> </text:p>
      <text:p text:style-name="P2">Table Type: <text:s text:c="8"/><text:tab/>EXTERNAL_TABLE <text:s text:c="5"/><text:tab/> </text:p>
      <text:p text:style-name="P1">Table Parameters:<text:tab/> <text:tab/> </text:p>
      <text:p text:style-name="P1"><text:tab/>COLUMN_STATS_ACCURATE<text:tab/>false <text:s text:c="14"/></text:p>
      <text:p text:style-name="P1"><text:tab/>EXTERNAL <text:s text:c="11"/><text:tab/>TRUE <text:s text:c="15"/></text:p>
      <text:p text:style-name="P1"><text:tab/>numFiles <text:s text:c="11"/><text:tab/>0 <text:s text:c="18"/></text:p>
      <text:p text:style-name="P1"><text:tab/>numRows <text:s text:c="12"/><text:tab/>-1 <text:s text:c="17"/></text:p>
      <text:p text:style-name="P1"><text:tab/>rawDataSize <text:s text:c="8"/><text:tab/>-1 <text:s text:c="17"/></text:p>
      <text:p text:style-name="P1"><text:tab/>totalSize <text:s text:c="10"/><text:tab/>0 <text:s text:c="18"/></text:p>
      <text:p text:style-name="P1"><text:tab/>transient_lastDdlTime<text:tab/>1514016590 <text:s text:c="9"/></text:p>
      <text:p text:style-name="P1"><text:tab/> <text:tab/> </text:p>
      <text:p text:style-name="P1"># Storage Information<text:tab/> <text:tab/> </text:p>
      <text:p text:style-name="P1">SerDe Library: <text:s text:c="5"/><text:tab/>org.apache.hadoop.hive.serde2.lazy.LazySimpleSerDe<text:tab/> </text:p>
      <text:p text:style-name="P1">InputFormat: <text:s text:c="7"/><text:tab/>org.apache.hadoop.mapred.TextInputFormat<text:tab/> </text:p>
      <text:p text:style-name="P1">OutputFormat: <text:s text:c="6"/><text:tab/>org.apache.hadoop.hive.ql.io.HiveIgnoreKeyTextOutputFormat<text:tab/> </text:p>
      <text:p text:style-name="P1">Compressed: <text:s text:c="8"/><text:tab/>No <text:s text:c="17"/><text:tab/> </text:p>
      <text:p text:style-name="P1">Num Buckets: <text:s text:c="7"/><text:tab/>-1 <text:s text:c="17"/><text:tab/> </text:p>
      <text:p text:style-name="P1">Bucket Columns: <text:s text:c="4"/><text:tab/>[] <text:s text:c="17"/><text:tab/> </text:p>
      <text:p text:style-name="P1">Sort Columns: <text:s text:c="6"/><text:tab/>[] <text:s text:c="17"/><text:tab/> </text:p>
      <text:p text:style-name="P1">Storage Desc Params:<text:tab/> <text:tab/> </text:p>
      <text:p text:style-name="P1"><text:tab/>field.delim <text:s text:c="8"/><text:tab/>, <text:s text:c="18"/></text:p>
      <text:p text:style-name="P1"><text:tab/>serialization.format<text:tab/>, <text:s text:c="18"/></text:p>
      <text:p text:style-name="P1">Time taken: 0.044 seconds, Fetched: 37 row(s)</text:p>
      <text:p text:style-name="P1"/>
      <text:p text:style-name="P1"/>
      <text:p text:style-name="P2"><text:soft-page-break/>hive (niit)&gt; select count(*) from customerext;</text:p>
      <text:p text:style-name="P2"/>
      <text:p text:style-name="P1">Query ID = hduser_20171223134310_91474869-5b4e-49de-8844-93e8363b6e7b</text:p>
      <text:p text:style-name="P1">Total jobs = 1</text:p>
      <text:p text:style-name="P1">Launching Job 1 out of 1</text:p>
      <text:p text:style-name="P1">Number of reduce tasks determined at compile time: 1</text:p>
      <text:p text:style-name="P1">In order to change the average load for a reducer (in bytes):</text:p>
      <text:p text:style-name="P1"><text:s text:c="2"/>set hive.exec.reducers.bytes.per.reducer=&lt;number&gt;</text:p>
      <text:p text:style-name="P1">In order to limit the maximum number of reducers:</text:p>
      <text:p text:style-name="P1"><text:s text:c="2"/>set hive.exec.reducers.max=&lt;number&gt;</text:p>
      <text:p text:style-name="P1">In order to set a constant number of reducers:</text:p>
      <text:p text:style-name="P1"><text:s text:c="2"/>set mapreduce.job.reduces=&lt;number&gt;</text:p>
      <text:p text:style-name="P1">Starting Job = job_1514000082488_0022, Tracking URL = http://rootuser:8088/proxy/application_1514000082488_0022/</text:p>
      <text:p text:style-name="P1">Kill Command = /usr/local/hadoop/bin/hadoop job <text:s/>-kill job_1514000082488_0022</text:p>
      <text:p text:style-name="P1">Hadoop job information for Stage-1: number of mappers: 1; number of reducers: 1</text:p>
      <text:p text:style-name="P1">2017-12-23 13:43:13,773 Stage-1 map = 0%, <text:s/>reduce = 0%</text:p>
      <text:p text:style-name="P1">2017-12-23 13:43:17,891 Stage-1 map = 100%, <text:s/>reduce = 0%, Cumulative CPU 1.08 sec</text:p>
      <text:p text:style-name="P1">2017-12-23 13:43:20,970 Stage-1 map = 100%, <text:s/>reduce = 100%, Cumulative CPU 2.29 sec</text:p>
      <text:p text:style-name="P1">MapReduce Total cumulative CPU time: 2 seconds 290 msec</text:p>
      <text:p text:style-name="P1">Ended Job = job_1514000082488_0022</text:p>
      <text:p text:style-name="P1">MapReduce Jobs Launched: </text:p>
      <text:p text:style-name="P1">Stage-Stage-1: Map: 1 <text:s/>Reduce: 1 <text:s text:c="2"/>Cumulative CPU: 2.29 sec <text:s text:c="2"/>HDFS Read: 399159 HDFS Write: 6 SUCCESS</text:p>
      <text:p text:style-name="P1">Total MapReduce CPU Time Spent: 2 seconds 290 msec</text:p>
      <text:p text:style-name="P1">OK</text:p>
      <text:p text:style-name="P1">_c0</text:p>
      <text:p text:style-name="P2">10000</text:p>
      <text:p text:style-name="P1">Time taken: 12.695 seconds, Fetched: 1 row(s)</text:p>
      <text:p text:style-name="P1"/>
      <text:p text:style-name="P5">Loading Data From CSV File:</text:p>
      <text:p text:style-name="P5"/>
      <text:p text:style-name="P3">hive (niit)&gt; CREATE TABLE csv_table (</text:p>
      <text:p text:style-name="P3"><text:s text:c="11"/>&gt; student_name string,</text:p>
      <text:p text:style-name="P3"><text:s text:c="11"/>&gt; subject string,</text:p>
      <text:p text:style-name="P3"><text:s text:c="11"/>&gt; marks INT)</text:p>
      <text:p text:style-name="P3"><text:s text:c="11"/>&gt; ROW FORMAT DELIMITED FIELDS TERMINATED BY ',' </text:p>
      <text:p text:style-name="P3"><text:s text:c="11"/>&gt; STORED AS TEXTFILE;</text:p>
      <text:p text:style-name="P5">OK</text:p>
      <text:p text:style-name="P5">Time taken: 0.045 seconds</text:p>
      <text:p text:style-name="P5"/>
      <text:p text:style-name="P5">hive (niit)&gt; <text:span text:style-name="T1">LOAD DATA LOCAL INPATH "/home/hduser/student.csv" OVERWRITE INTO TABLE csv_table;</text:span></text:p>
      <text:p text:style-name="P5">Loading data to table niit.csv_table</text:p>
      <text:p text:style-name="P5">Table niit.csv_table stats: [numFiles=1, numRows=0, totalSize=103, rawDataSize=0]</text:p>
      <text:p text:style-name="P5">OK</text:p>
      <text:p text:style-name="P5">Time taken: 0.133 seconds</text:p>
      <text:p text:style-name="P5">hive (niit)&gt; <text:span text:style-name="T1">select * from csv_table;</text:span></text:p>
      <text:p text:style-name="P5">OK</text:p>
      <text:p text:style-name="P3">csv_table.student_name<text:tab/>csv_table.subject<text:tab/>csv_table.marks</text:p>
      <text:p text:style-name="P3">Amit<text:tab/>Maths<text:tab/>91</text:p>
      <text:p text:style-name="P5">Amit<text:tab/>Physics<text:tab/>48</text:p>
      <text:p text:style-name="P5"><text:soft-page-break/>Amit<text:tab/>Chemistry<text:tab/>66</text:p>
      <text:p text:style-name="P5">Sanjay<text:tab/>Maths<text:tab/>96</text:p>
      <text:p text:style-name="P5">Sanjay<text:tab/>Physics<text:tab/>64</text:p>
      <text:p text:style-name="P5">Sanjay<text:tab/>Chemistry<text:tab/>73</text:p>
      <text:p text:style-name="P5"><text:tab/>NULL<text:tab/>NULL</text:p>
      <text:p text:style-name="P5">Time taken: 0.047 seconds, Fetched: 7 row(s)</text:p>
      <text:p text:style-name="P5"/>
      <text:p text:style-name="P6">hive (niit)&gt; INSERT OVERWRITE TABLE avro_table</text:p>
      <text:p text:style-name="P6"><text:s text:c="11"/>&gt; SELECT student_name, subject, marks FROM csv_table;</text:p>
      <text:p text:style-name="P6">Query ID = hduser_20171223182515_1921eb79-8406-4dcf-bfde-c9f2ee0a0520</text:p>
      <text:p text:style-name="P6">Total jobs = 3</text:p>
      <text:p text:style-name="P6">Launching Job 1 out of 3</text:p>
      <text:p text:style-name="P6">Number of reduce tasks is set to 0 since there's no reduce operator</text:p>
      <text:p text:style-name="P6">Starting Job = job_1514000082488_0025, Tracking URL = http://rootuser:8088/proxy/application_1514000082488_0025/</text:p>
      <text:p text:style-name="P6">Kill Command = /usr/local/hadoop/bin/hadoop job <text:s/>-kill job_1514000082488_0025</text:p>
      <text:p text:style-name="P6">Hadoop job information for Stage-1: number of mappers: 1; number of reducers: 0</text:p>
      <text:p text:style-name="P6">2017-12-23 18:25:18,542 Stage-1 map = 0%, <text:s/>reduce = 0%</text:p>
      <text:p text:style-name="P6">2017-12-23 18:25:31,880 Stage-1 map = 100%, <text:s/>reduce = 0%</text:p>
      <text:p text:style-name="P6">Ended Job = job_1514000082488_0025 with errors</text:p>
      <text:p text:style-name="P6">Error during job, obtaining debugging information...</text:p>
      <text:p text:style-name="P6">Job Tracking URL: http://rootuser:8088/proxy/application_1514000082488_0025/</text:p>
      <text:p text:style-name="P6">Examining task ID: task_1514000082488_0025_m_000000 (and more) from job job_1514000082488_0025</text:p>
      <text:p text:style-name="P6"/>
      <text:p text:style-name="P6">Task with the most failures(4): </text:p>
      <text:p text:style-name="P6">-----</text:p>
      <text:p text:style-name="P6">Task ID:</text:p>
      <text:p text:style-name="P6"><text:s text:c="2"/>task_1514000082488_0025_m_000000</text:p>
      <text:p text:style-name="P6"/>
      <text:p text:style-name="P6">URL:</text:p>
      <text:p text:style-name="P6"><text:s text:c="2"/>http://0.0.0.0:8088/taskdetails.jsp?jobid=job_1514000082488_0025&amp;tipid=task_1514000082488_0025_m_000000</text:p>
      <text:p text:style-name="P6">-----</text:p>
      <text:p text:style-name="P6">Diagnostic Messages for this Task:</text:p>
      <text:p text:style-name="P6">Error: java.lang.RuntimeException: org.apache.hadoop.hive.ql.metadata.HiveException: Hive Runtime Error while processing row {"student_name":"","subject":null,"marks":null}</text:p>
      <text:p text:style-name="P6"><text:tab/>at org.apache.hadoop.hive.ql.exec.mr.ExecMapper.map(ExecMapper.java:172)</text:p>
      <text:p text:style-name="P6"><text:tab/>at org.apache.hadoop.mapred.MapRunner.run(MapRunner.java:54)</text:p>
      <text:p text:style-name="P6"><text:tab/>at org.apache.hadoop.mapred.MapTask.runOldMapper(MapTask.java:450)</text:p>
      <text:p text:style-name="P6"><text:tab/>at org.apache.hadoop.mapred.MapTask.run(MapTask.java:343)</text:p>
      <text:p text:style-name="P6"><text:tab/>at org.apache.hadoop.mapred.YarnChild$2.run(YarnChild.java:163)</text:p>
      <text:p text:style-name="P6"><text:tab/>at java.security.AccessController.doPrivileged(Native Method)</text:p>
      <text:p text:style-name="P6"><text:tab/>at javax.security.auth.Subject.doAs(Subject.java:422)</text:p>
      <text:p text:style-name="P6"><text:tab/>at org.apache.hadoop.security.UserGroupInformation.doAs(UserGroupInformation.java:1628)</text:p>
      <text:p text:style-name="P6"><text:tab/>at org.apache.hadoop.mapred.YarnChild.main(YarnChild.java:158)</text:p>
      <text:p text:style-name="P6">Caused by: org.apache.hadoop.hive.ql.metadata.HiveException: Hive Runtime Error while processing row {"student_name":"","subject":null,"marks":null}</text:p>
      <text:p text:style-name="P6"><text:tab/>at org.apache.hadoop.hive.ql.exec.MapOperator.process(MapOperator.java:518)</text:p>
      <text:p text:style-name="P6"><text:tab/>at org.apache.hadoop.hive.ql.exec.mr.ExecMapper.map(ExecMapper.java:163)</text:p>
      <text:p text:style-name="P6"><text:tab/>... 8 more</text:p>
      <text:p text:style-name="P6"><text:soft-page-break/>Caused by: org.apache.hadoop.hive.ql.metadata.HiveException: Avro could not validate record against schema (record = {"student_name": "", "subject": null, "marks": null}) (schema = {"type":"record","name":"student_marks","namespace":"abc","fields":[{"name":"student_name","type":"string"},{"name":"subject","type":"string"},{"name":"marks","type":"int"}]})</text:p>
      <text:p text:style-name="P6"><text:tab/>at org.apache.hadoop.hive.ql.exec.FileSinkOperator.process(FileSinkOperator.java:789)</text:p>
      <text:p text:style-name="P6"><text:tab/>at org.apache.hadoop.hive.ql.exec.Operator.forward(Operator.java:837)</text:p>
      <text:p text:style-name="P6"><text:tab/>at org.apache.hadoop.hive.ql.exec.SelectOperator.process(SelectOperator.java:88)</text:p>
      <text:p text:style-name="P6"><text:tab/>at org.apache.hadoop.hive.ql.exec.Operator.forward(Operator.java:837)</text:p>
      <text:p text:style-name="P6"><text:tab/>at org.apache.hadoop.hive.ql.exec.TableScanOperator.process(TableScanOperator.java:97)</text:p>
      <text:p text:style-name="P6"><text:tab/>at org.apache.hadoop.hive.ql.exec.MapOperator$MapOpCtx.forward(MapOperator.java:162)</text:p>
      <text:p text:style-name="P6"><text:tab/>at org.apache.hadoop.hive.ql.exec.MapOperator.process(MapOperator.java:508)</text:p>
      <text:p text:style-name="P6"><text:tab/>... 9 more</text:p>
      <text:p text:style-name="P6">Caused by: Avro could not validate record against schema (record = {"student_name": "", "subject": null, "marks": null}) (schema = {"type":"record","name":"student_marks","namespace":"abc","fields":[{"name":"student_name","type":"string"},{"name":"subject","type":"string"},{"name":"marks","type":"int"}]})</text:p>
      <text:p text:style-name="P6"><text:tab/>at org.apache.hadoop.hive.serde2.avro.AvroSerializer.serialize(AvroSerializer.java:102)</text:p>
      <text:p text:style-name="P6"><text:tab/>at org.apache.hadoop.hive.serde2.avro.AvroSerDe.serialize(AvroSerDe.java:193)</text:p>
      <text:p text:style-name="P6"><text:tab/>at org.apache.hadoop.hive.ql.exec.FileSinkOperator.process(FileSinkOperator.java:720)</text:p>
      <text:p text:style-name="P6"><text:tab/>... 15 more</text:p>
      <text:p text:style-name="P6"/>
      <text:p text:style-name="P6"/>
      <text:p text:style-name="P6">FAILED: Execution Error, return code 2 from org.apache.hadoop.hive.ql.exec.mr.MapRedTask</text:p>
      <text:p text:style-name="P6">MapReduce Jobs Launched: </text:p>
      <text:p text:style-name="P6">Stage-Stage-1: Map: 1 <text:s text:c="2"/>HDFS Read: 0 HDFS Write: 0 FAIL</text:p>
      <text:p text:style-name="P6">Total MapReduce CPU Time Spent: 0 msec</text:p>
      <text:p text:style-name="P6"/>
      <text:p text:style-name="P6"/>
      <text:p text:style-name="P4">hive (niit)&gt; CREATE VIEW afe_45plus AS select * from customer where age&gt;45;</text:p>
      <text:p text:style-name="P4">OK</text:p>
      <text:p text:style-name="P4">custno<text:tab/>firstname<text:tab/>lastname<text:tab/>age<text:tab/>profession</text:p>
      <text:p text:style-name="P6">Time taken: 0.054 seconds</text:p>
      <text:p text:style-name="P4">hive (niit)&gt; show tables;</text:p>
      <text:p text:style-name="P6">OK</text:p>
      <text:p text:style-name="P6">tab_name</text:p>
      <text:p text:style-name="P4">afe_45plus</text:p>
      <text:p text:style-name="P6">avro_table</text:p>
      <text:p text:style-name="P6">csv_table</text:p>
      <text:p text:style-name="P6">customer</text:p>
      <text:p text:style-name="P6">customerext</text:p>
      <text:p text:style-name="P6">nyse</text:p>
      <text:p text:style-name="P6">txnrecords</text:p>
      <text:p text:style-name="P6">Time taken: 0.022 seconds, Fetched: 7 row(s)</text:p>
      <text:p text:style-name="P4">It will show afe_45plus in showtable command but not in HDFS physically.</text:p>
      <text:p text:style-name="P4"/>
      <text:p text:style-name="P4">hive (niit)&gt; describe formatted afe_45plus;</text:p>
      <text:p text:style-name="P7">OK</text:p>
      <text:p text:style-name="P7">col_name<text:tab/>data_type<text:tab/>comment</text:p>
      <text:p text:style-name="P7"># col_name <text:s text:c="11"/><text:tab/>data_type <text:s text:c="10"/><text:tab/>comment <text:s text:c="12"/></text:p>
      <text:p text:style-name="P7"><text:soft-page-break/><text:tab/> <text:tab/> </text:p>
      <text:p text:style-name="P7">custno <text:s text:c="13"/><text:tab/>int <text:s text:c="16"/><text:tab/> <text:s text:c="19"/></text:p>
      <text:p text:style-name="P7">firstname <text:s text:c="10"/><text:tab/>string <text:s text:c="13"/><text:tab/> <text:s text:c="19"/></text:p>
      <text:p text:style-name="P7">lastname <text:s text:c="11"/><text:tab/>string <text:s text:c="13"/><text:tab/> <text:s text:c="19"/></text:p>
      <text:p text:style-name="P7">age <text:s text:c="16"/><text:tab/>int <text:s text:c="16"/><text:tab/> <text:s text:c="19"/></text:p>
      <text:p text:style-name="P7">profession <text:s text:c="9"/><text:tab/>string <text:s text:c="13"/><text:tab/> <text:s text:c="19"/></text:p>
      <text:p text:style-name="P7"><text:tab/> <text:tab/> </text:p>
      <text:p text:style-name="P7"># Detailed Table Information<text:tab/> <text:tab/> </text:p>
      <text:p text:style-name="P7">Database: <text:s text:c="10"/><text:tab/>niit <text:s text:c="15"/><text:tab/> </text:p>
      <text:p text:style-name="P7">Owner: <text:s text:c="13"/><text:tab/>hduser <text:s text:c="13"/><text:tab/> </text:p>
      <text:p text:style-name="P7">CreateTime: <text:s text:c="8"/><text:tab/>Sat Dec 23 18:30:16 IST 2017<text:tab/> </text:p>
      <text:p text:style-name="P7">LastAccessTime: <text:s text:c="4"/><text:tab/>UNKNOWN <text:s text:c="12"/><text:tab/> </text:p>
      <text:p text:style-name="P7">Protect Mode: <text:s text:c="6"/><text:tab/>None <text:s text:c="15"/><text:tab/> </text:p>
      <text:p text:style-name="P7">Retention: <text:s text:c="9"/><text:tab/>0 <text:s text:c="18"/><text:tab/> </text:p>
      <text:p text:style-name="P7"><text:span text:style-name="T1">Table Type: <text:s text:c="8"/><text:tab/>VIRTUAL_VIEW <text:s text:c="7"/><text:tab/></text:span> </text:p>
      <text:p text:style-name="P7">Table Parameters:<text:tab/> <text:tab/> </text:p>
      <text:p text:style-name="P7"><text:tab/>transient_lastDdlTime<text:tab/>1514034016 <text:s text:c="9"/></text:p>
      <text:p text:style-name="P7"><text:tab/> <text:tab/> </text:p>
      <text:p text:style-name="P7"># Storage Information<text:tab/> <text:tab/> </text:p>
      <text:p text:style-name="P7">SerDe Library: <text:s text:c="5"/><text:tab/>null <text:s text:c="15"/><text:tab/> </text:p>
      <text:p text:style-name="P7">InputFormat: <text:s text:c="7"/><text:tab/>org.apache.hadoop.mapred.SequenceFileInputFormat<text:tab/> </text:p>
      <text:p text:style-name="P7">OutputFormat: <text:s text:c="6"/><text:tab/>org.apache.hadoop.hive.ql.io.HiveSequenceFileOutputFormat<text:tab/> </text:p>
      <text:p text:style-name="P7">Compressed: <text:s text:c="8"/><text:tab/>No <text:s text:c="17"/><text:tab/> </text:p>
      <text:p text:style-name="P7">Num Buckets: <text:s text:c="7"/><text:tab/>-1 <text:s text:c="17"/><text:tab/> </text:p>
      <text:p text:style-name="P7">Bucket Columns: <text:s text:c="4"/><text:tab/>[] <text:s text:c="17"/><text:tab/> </text:p>
      <text:p text:style-name="P7">Sort Columns: <text:s text:c="6"/><text:tab/>[] <text:s text:c="17"/><text:tab/> </text:p>
      <text:p text:style-name="P7"><text:tab/> <text:tab/> </text:p>
      <text:p text:style-name="P7"># View Information<text:tab/> <text:tab/> </text:p>
      <text:p text:style-name="P7">View Original Text: <text:tab/>select * from customer where age&gt;45<text:tab/> </text:p>
      <text:p text:style-name="P7">View Expanded Text: <text:tab/>select `customer`.`custno`, `customer`.`firstname`, `customer`.`lastname`, `customer`.`age`, `customer`.`profession` from `niit`.`customer` where `customer`.`age`&gt;45<text:tab/> </text:p>
      <text:p text:style-name="P7">Time taken: 0.037 seconds, Fetched: 31 row(s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3:35:10.005667310</meta:creation-date>
    <dc:date>2017-12-23T19:52:43.855055905</dc:date>
    <meta:editing-duration>PT1H7M23S</meta:editing-duration>
    <meta:editing-cycles>1</meta:editing-cycles>
    <meta:document-statistic meta:table-count="0" meta:image-count="0" meta:object-count="0" meta:page-count="5" meta:paragraph-count="205" meta:word-count="847" meta:character-count="9969" meta:non-whitespace-character-count="7664"/>
    <meta:generator>LibreOffice/5.1.6.2$Linux_X86_64 LibreOffice_project/10m0$Build-2</meta:generator>
  </office:meta>
</office:document-meta>
</file>